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1u</text:p>
          </table:table-cell>
          <table:table-cell table:formula="of:=3*[.B2]" office:value-type="float" office:value="3" calcext:value-type="float">
            <text:p>3</text:p>
          </table:table-cell>
          <table:table-cell/>
          <table:table-cell office:value-type="string" calcext:value-type="string">
            <text:p>https://www.digikey.com/en/products/detail/kemet/R82EC3100AA70K/9685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.33u</text:p>
          </table:table-cell>
          <table:table-cell table:formula="of:=3*[.B3]" office:value-type="float" office:value="3" calcext:value-type="float">
            <text:p>3</text:p>
          </table:table-cell>
          <table:table-cell/>
          <table:table-cell office:value-type="string" calcext:value-type="string">
            <text:p>https://www.digikey.com/en/products/detail/kemet/R82DC3330AA60K/25713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u</text:p>
          </table:table-cell>
          <table:table-cell table:formula="of:=3*[.B4]" office:value-type="float" office:value="3" calcext:value-type="float">
            <text:p>3</text:p>
          </table:table-cell>
          <table:table-cell/>
          <table:table-cell office:value-type="string" calcext:value-type="string">
            <text:p>https://www.digikey.com/en/products/detail/panasonic-electronic-components/ECW-FD2W105J/38445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2200u</text:p>
          </table:table-cell>
          <table:table-cell table:formula="of:=3*[.B5]" office:value-type="float" office:value="6" calcext:value-type="float">
            <text:p>6</text:p>
          </table:table-cell>
          <table:table-cell/>
          <table:table-cell office:value-type="string" calcext:value-type="string">
            <text:p>https://www.digikey.com/en/products/detail/rubycon/50YXJ2200M16X35-5/31343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3" calcext:value-type="float">
            <text:p>3</text:p>
          </table:table-cell>
          <table:table-cell table:formula="of:=3*[.B6]" office:value-type="float" office:value="3" calcext:value-type="float">
            <text:p>3</text:p>
          </table:table-cell>
          <table:table-cell/>
          <table:table-cell office:value-type="string" calcext:value-type="string">
            <text:p>https://www.digikey.com/en/products/detail/vishay-beyschlag-draloric-bc-components/PR01000103008JR500/5972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table:formula="of:=3*[.B7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1N4007</text:p>
          </table:table-cell>
          <table:table-cell table:formula="of:=3*[.B8]" office:value-type="float" office:value="12" calcext:value-type="float">
            <text:p>12</text:p>
          </table:table-cell>
          <table:table-cell/>
          <table:table-cell office:value-type="string" calcext:value-type="string">
            <text:p>https://www.digikey.com/en/products/detail/micro-commercial-co/1N4007-TP/7736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table:formula="of:=3*[.B9]" office:value-type="float" office:value="3" calcext:value-type="float">
            <text:p>3</text:p>
          </table:table-cell>
          <table:table-cell/>
          <table:table-cell office:value-type="string" calcext:value-type="string">
            <text:p>https://www.digikey.com/en/products/detail/cree-inc/C503B-BCN-CV0Z0461/19229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IP32AG</text:p>
          </table:table-cell>
          <table:table-cell table:formula="of:=3*[.B10]" office:value-type="float" office:value="3" calcext:value-type="float">
            <text:p>3</text:p>
          </table:table-cell>
          <table:table-cell/>
          <table:table-cell office:value-type="string" calcext:value-type="string">
            <text:p>https://www.digikey.com/en/products/detail/on-semiconductor/TIP32AG/9203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7812</text:p>
          </table:table-cell>
          <table:table-cell table:formula="of:=3*[.B11]" office:value-type="float" office:value="3" calcext:value-type="float">
            <text:p>3</text:p>
          </table:table-cell>
          <table:table-cell/>
          <table:table-cell office:value-type="string" calcext:value-type="string">
            <text:p>https://www.digikey.com/en/products/detail/stmicroelectronics/L7812CV/5859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L01-6353</text:p>
          </table:table-cell>
          <table:table-cell table:formula="of:=3*[.B12]" office:value-type="float" office:value="3" calcext:value-type="float">
            <text:p>3</text:p>
          </table:table-cell>
          <table:table-cell/>
          <table:table-cell office:value-type="string" calcext:value-type="string">
            <text:p>https://www.digikey.com/en/products/detail/amgis-llc/L01-6363/21370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Barrel_Jack</text:p>
          </table:table-cell>
          <table:table-cell table:formula="of:=3*[.B13]" office:value-type="float" office:value="3" calcext:value-type="float">
            <text:p>3</text:p>
          </table:table-cell>
          <table:table-cell/>
          <table:table-cell office:value-type="string" calcext:value-type="string">
            <text:p>https://www.digikey.com/en/products/detail/cui-devices/PJ-002A/969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atsink</text:p>
          </table:table-cell>
          <table:table-cell table:formula="of:=3*[.B14]" office:value-type="float" office:value="6" calcext:value-type="float">
            <text:p>6</text:p>
          </table:table-cell>
          <table:table-cell/>
          <table:table-cell office:value-type="string" calcext:value-type="string">
            <text:p>https://www.digikey.com/en/products/detail/aavid-thermal-division-of-boyd-corporation/581002B00000/3737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 Receptacle</text:p>
          </table:table-cell>
          <table:table-cell table:formula="of:=3*[.B15]" office:value-type="float" office:value="3" calcext:value-type="float">
            <text:p>3</text:p>
          </table:table-cell>
          <table:table-cell/>
          <table:table-cell office:value-type="string" calcext:value-type="string">
            <text:p>https://www.digikey.com/en/products/detail/qualtek/719W-00-03/2455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tch</text:p>
          </table:table-cell>
          <table:table-cell table:formula="of:=3*[.B16]" office:value-type="float" office:value="3" calcext:value-type="float">
            <text:p>3</text:p>
          </table:table-cell>
          <table:table-cell/>
          <table:table-cell office:value-type="string" calcext:value-type="string">
            <text:p>https://www.digikey.com/en/products/detail/e-switch/RA1113112R/37780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se</text:p>
          </table:table-cell>
          <table:table-cell table:formula="of:=3*[.B17]" office:value-type="float" office:value="3" calcext:value-type="float">
            <text:p>3</text:p>
          </table:table-cell>
          <table:table-cell/>
          <table:table-cell office:value-type="string" calcext:value-type="string">
            <text:p>https://www.digikey.com/en/products/detail/hammond-manufacturing/1455N1601BK/4601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ubber Feet</text:p>
          </table:table-cell>
          <table:table-cell table:formula="of:=3*[.B18]" office:value-type="float" office:value="12" calcext:value-type="float">
            <text:p>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aron Shappell</meta:initial-creator>
    <meta:creation-date>2020-11-17T01:31:18.226000000</meta:creation-date>
    <dc:date>2020-11-17T02:07:17.018000000</dc:date>
    <dc:creator>Aaron Shappell</dc:creator>
    <meta:editing-duration>PT35M47S</meta:editing-duration>
    <meta:editing-cycles>20</meta:editing-cycles>
    <meta:generator>LibreOffice/7.0.2.2$Windows_X86_64 LibreOffice_project/8349ace3c3162073abd90d81fd06dcfb6b36b994</meta:generator>
    <meta:document-statistic meta:table-count="1" meta:cell-count="102" meta:object-count="0"/>
  </office:meta>
</office:document-meta>
</file>